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right"/>
    </style:style>
  </office:automatic-styles>
  <office:body>
    <office:text>
      <text:p text:style-name="P1"><text:span text:style-name="T1">Historia prawdziwa</text:span><text:span text:style-name="T2"/></text:p>
      <text:p text:style-name="P2"><text:span text:style-name="T3">Pewnego dnia jaki</text:span><text:span text:style-name="T4">ś znajomy zatrzymał mnie i powiedział ze złością w głosie:</text:span></text:p>
      <text:list text:style-name="L3">
        <text:list-item>
          <text:p text:style-name="P3"><text:span text:style-name="T5">Wisisz mi 5 z</text:span><text:span text:style-name="T6">ł.</text:span></text:p>
        </text:list-item>
        <text:list-item>
          <text:p text:style-name="P3"><text:span text:style-name="T7">Wcale,<text:s/></text:span><text:span text:style-name="T8">że nie oddałem Ci w zeszłym tygodniu, w środę.</text:span></text:p>
        </text:list-item>
        <text:list-item>
          <text:p text:style-name="P3"><text:span text:style-name="T9">Tak, ale w czwartek znowu po</text:span><text:span text:style-name="T10">życzyłeś.</text:span></text:p>
        </text:list-item>
        <text:list-item>
          <text:p text:style-name="P3"><text:span text:style-name="T11">Faktycznie, masz racj</text:span><text:span text:style-name="T12">ę. Jutro Ci oddam.</text:span></text:p>
        </text:list-item>
        <text:list-item>
          <text:p text:style-name="P3"><text:span text:style-name="T13">No, ok. Czekam na Ciebie do 17 u mnie w domu, bo pó</text:span><text:span text:style-name="T14">źniej wychodzę na trening.</text:span></text:p>
        </text:list-item>
        <text:list-item>
          <text:p text:style-name="P3"><text:span text:style-name="T15">Ok, to do jutra.</text:span></text:p>
        </text:list-item>
      </text:list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5"><text:span text:style-name="T17">S</text:span><text:span text:style-name="T18">ławomir Szmida</text:span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